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d7c7" officeooo:paragraph-rsid="0010d7c7"/>
    </style:style>
    <style:style style:name="P2" style:family="paragraph" style:parent-style-name="Standard">
      <style:text-properties officeooo:paragraph-rsid="0011ee0b"/>
    </style:style>
    <style:style style:name="P3" style:family="paragraph" style:parent-style-name="Standard">
      <style:text-properties officeooo:paragraph-rsid="0013b95b"/>
    </style:style>
    <style:style style:name="T1" style:family="text">
      <style:text-properties officeooo:rsid="0011ee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pdf</text:p>
      <text:p text:style-name="P1"/>
      <text:p text:style-name="P1">Model-View-Controller: A software design pattern that is commonly used for user interfaces.</text:p>
      <text:p text:style-name="P1"/>
      <text:p text:style-name="P1">The way this would be split up is that the Model would be the component that controls the data structure, it would handle all the user input from the controller. The view portion of this Software design pattern would be the representation of the pictures to show the color of the different backgrounds. The Controller would be in charge of converting the commands that the user does in order to update the view through the model.</text:p>
      <text:p text:style-name="P1"/>
      <text:p text:style-name="P1"/>
      <text:p text:style-name="P3"><text:span text:style-name="T1">Sited resources: </text:span></text:p>
      <text:p text:style-name="P3"><text:a xlink:type="simple" xlink:href="https://en.wikipedia.org/wiki/Model–view–controller" text:style-name="Internet_20_link" text:visited-style-name="Visited_20_Internet_20_Link">https://en.wikipedia.org/wiki/Model%E2%80%93view%E2%80%93controller</text:a></text:p>
      <text:p text:style-name="P3"><text:a xlink:type="simple" xlink:href="https://blog.codinghorror.com/understanding-model-view-controller/" text:style-name="Internet_20_link" text:visited-style-name="Visited_20_Internet_20_Link">https://blog.codinghorror.com/understanding-model-view-controller/</text:a></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06:14:11.353780122</meta:creation-date>
    <dc:date>2019-11-08T06:52:29.430614706</dc:date>
    <meta:editing-duration>PT4M49S</meta:editing-duration>
    <meta:editing-cycles>1</meta:editing-cycles>
    <meta:document-statistic meta:table-count="0" meta:image-count="0" meta:object-count="0" meta:page-count="1" meta:paragraph-count="6" meta:word-count="94" meta:character-count="680" meta:non-whitespace-character-count="591"/>
    <meta:generator>LibreOffice/6.0.7.3$Linux_X86_64 LibreOffice_project/00m0$Build-3</meta:generator>
  </office:meta>
</office:document-meta>
</file>